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01cm" fo:min-width="1.278cm"/>
    </style:style>
    <style:style style:name="gr2" style:family="graphic" style:parent-style-name="standard">
      <style:graphic-properties draw:textarea-horizontal-align="justify" draw:textarea-vertical-align="middle" draw:auto-grow-height="false" fo:min-height="2.163cm" fo:min-width="9.66cm"/>
    </style:style>
    <style:style style:name="gr3" style:family="graphic" style:parent-style-name="standard">
      <style:graphic-properties draw:textarea-horizontal-align="justify" draw:textarea-vertical-align="middle" draw:auto-grow-height="false" fo:min-height="6.481cm" fo:min-width="1.405cm"/>
    </style:style>
    <style:style style:name="gr4" style:family="graphic" style:parent-style-name="standard">
      <style:graphic-properties draw:textarea-horizontal-align="justify" draw:textarea-vertical-align="middle" draw:auto-grow-height="false" fo:min-height="1.528cm" fo:min-width="7.75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78cm" svg:height="1.651cm" svg:x="7.858cm" svg:y="5.3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1.651cm" svg:x="10.144cm" svg:y="5.3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1.651cm" svg:x="7.858cm" svg:y="7.6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1.651cm" svg:x="10.144cm" svg:y="7.6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1.651cm" svg:x="12.43cm" svg:y="5.3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1.651cm" svg:x="12.43cm" svg:y="7.6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1.651cm" svg:x="14.716cm" svg:y="5.3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1.651cm" svg:x="14.716cm" svg:y="7.6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1.651cm" svg:x="7.858cm" svg:y="9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1.651cm" svg:x="10.144cm" svg:y="9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1.651cm" svg:x="7.858cm" svg:y="12.0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1.651cm" svg:x="10.144cm" svg:y="12.0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1.651cm" svg:x="12.43cm" svg:y="9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1.651cm" svg:x="12.43cm" svg:y="12.0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1.651cm" svg:x="14.716cm" svg:y="9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1.651cm" svg:x="14.716cm" svg:y="12.0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16cm" svg:height="2.413cm" svg:x="7.096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0.16cm" svg:height="2.413cm" svg:x="7.096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0.16cm" svg:height="2.413cm" svg:x="7.096cm" svg:y="9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0.16cm" svg:height="2.413cm" svg:x="7.096cm" svg:y="11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905cm" svg:height="6.731cm" svg:x="2.778cm" svg:y="5.064cm">
          <text:p text:style-name="P1">Mat1-1D</text:p>
          <text:p text:style-name="P1">(Scattered to rows</text:p>
          <text:p text:style-name="P1"><text:s/>then broadcasted</text:p>
          <text:p text:style-name="P1">in row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8.255cm" svg:height="1.778cm" svg:x="8.112cm" svg:y="2.143cm">
          <text:p text:style-name="P1">Ma2-1D (column wise)</text:p>
          <text:p text:style-name="P1">(Broadcasted to rows then scattered in rows)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7da7d8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0T12:43:08.562671640</meta:creation-date>
    <dc:date>2019-03-10T13:10:56.978548640</dc:date>
    <meta:editing-duration>PT17M48S</meta:editing-duration>
    <meta:editing-cycles>1</meta:editing-cycles>
    <meta:document-statistic meta:object-count="22"/>
    <meta:generator>LibreOffice/6.0.7.3$Linux_X86_64 LibreOffice_project/00m0$Build-3</meta:generator>
  </office:meta>
</office:document-meta>
</file>